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130000927C000057E4E55C35EE.svm"/>
  <manifest:file-entry manifest:media-type="" manifest:full-path="Pictures/2000043C000088C20000445C7C53A278.svm"/>
  <manifest:file-entry manifest:media-type="" manifest:full-path="Pictures/200000A90000927C000061A876D46B66.svm"/>
  <manifest:file-entry manifest:media-type="" manifest:full-path="Pictures/200001810000220A000011EA72D7D2E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3cm" draw:fill="solid" draw:fill-color="#e6e6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cm" svg:height="6cm" svg:x="6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5cm" svg:height="3.5cm" svg:x="4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3.177cm" svg:height="0.962cm" svg:x="4cm" svg:y="15cm">
          <draw:text-box>
            <text:p>DC Slave</text:p>
          </draw:text-box>
        </draw:frame>
        <draw:frame draw:style-name="gr2" draw:text-style-name="P2" draw:layer="layout" svg:width="4.316cm" svg:height="1.673cm" svg:x="4.065cm" svg:y="15.827cm">
          <draw:text-box>
            <text:p><text:span text:style-name="T1">Linux terminalserver</text:span></text:p>
            <text:p><text:span text:style-name="T1">Printing services</text:span></text:p>
            <text:p><text:span text:style-name="T1">Web proxy</text:span></text:p>
          </draw:text-box>
        </draw:frame>
        <draw:frame draw:style-name="gr3" draw:text-style-name="P1" draw:layer="layout" svg:width="1.738cm" svg:height="0.92cm" svg:x="5.262cm" svg:y="18.5cm">
          <draw:image xlink:href="Pictures/200001810000220A000011EA72D7D2EC.svm" xlink:type="simple" xlink:show="embed" xlink:actuate="onLoad">
            <text:p/>
          </draw:image>
        </draw:frame>
        <draw:frame draw:style-name="gr3" draw:text-style-name="P1" draw:layer="layout" svg:width="1.749cm" svg:height="0.869cm" svg:x="12.251cm" svg:y="18.5cm">
          <draw:image xlink:href="Pictures/2000043C000088C20000445C7C53A278.svm" xlink:type="simple" xlink:show="embed" xlink:actuate="onLoad">
            <text:p/>
          </draw:image>
        </draw:frame>
        <draw:frame draw:style-name="gr3" draw:text-style-name="P1" draw:layer="layout" svg:width="1.498cm" svg:height="0.999cm" svg:x="19.502cm" svg:y="18.5cm">
          <draw:image xlink:href="Pictures/200000A90000927C000061A876D46B66.svm" xlink:type="simple" xlink:show="embed" xlink:actuate="onLoad">
            <text:p/>
          </draw:image>
        </draw:frame>
        <draw:frame draw:style-name="gr3" draw:text-style-name="P1" draw:layer="layout" svg:width="1.498cm" svg:height="0.899cm" svg:x="19.5cm" svg:y="2.601cm">
          <draw:image xlink:href="Pictures/200000130000927C000057E4E55C35EE.svm" xlink:type="simple" xlink:show="embed" xlink:actuate="onLoad">
            <text:p/>
          </draw:image>
        </draw:frame>
        <draw:frame draw:style-name="gr2" draw:text-style-name="P3" draw:layer="layout" svg:width="10.789cm" svg:height="0.962cm" svg:x="6.5cm" svg:y="2.5cm">
          <draw:text-box>
            <text:p><text:span text:style-name="T2">DC Master / DC Backup / DC Slaves</text:span></text:p>
          </draw:text-box>
        </draw:frame>
        <draw:frame draw:style-name="gr2" draw:text-style-name="P2" draw:layer="layout" svg:width="5.535cm" svg:height="2.147cm" svg:x="6.5cm" svg:y="3.5cm">
          <draw:text-box>
            <text:p><text:span text:style-name="T1">Windows terminal services</text:span></text:p>
            <text:p><text:span text:style-name="T1">Printing services</text:span></text:p>
            <text:p><text:span text:style-name="T1">Web proxy</text:span></text:p>
            <text:p><text:span text:style-name="T1">Mail server</text:span></text:p>
          </draw:text-box>
        </draw:frame>
        <draw:custom-shape draw:style-name="gr1" draw:text-style-name="P1" draw:layer="layout" svg:width="4.5cm" svg:height="3.5cm" svg:x="11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3.177cm" svg:height="0.962cm" svg:x="11cm" svg:y="15cm">
          <draw:text-box>
            <text:p>DC Slave</text:p>
          </draw:text-box>
        </draw:frame>
        <draw:frame draw:style-name="gr2" draw:text-style-name="P2" draw:layer="layout" svg:width="4.316cm" svg:height="1.673cm" svg:x="11.065cm" svg:y="15.827cm">
          <draw:text-box>
            <text:p><text:span text:style-name="T1">Linux terminalserver</text:span></text:p>
            <text:p><text:span text:style-name="T1">Printing services</text:span></text:p>
            <text:p><text:span text:style-name="T1">Web proxy</text:span></text:p>
          </draw:text-box>
        </draw:frame>
        <draw:custom-shape draw:style-name="gr1" draw:text-style-name="P1" draw:layer="layout" svg:width="4.5cm" svg:height="3.5cm" svg:x="18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3.177cm" svg:height="0.962cm" svg:x="18cm" svg:y="15cm">
          <draw:text-box>
            <text:p>DC Slave</text:p>
          </draw:text-box>
        </draw:frame>
        <draw:frame draw:style-name="gr2" draw:text-style-name="P2" draw:layer="layout" svg:width="4.316cm" svg:height="1.673cm" svg:x="18.065cm" svg:y="15.827cm">
          <draw:text-box>
            <text:p><text:span text:style-name="T1">Linux terminalserver</text:span></text:p>
            <text:p><text:span text:style-name="T1">Printing services</text:span></text:p>
            <text:p><text:span text:style-name="T1">Web proxy</text:span></text:p>
          </draw:text-box>
        </draw:frame>
        <draw:line draw:style-name="gr4" draw:text-style-name="P4" draw:layer="layout" svg:x1="7cm" svg:y1="8cm" svg:x2="6cm" svg:y2="14.5cm">
          <text:p/>
        </draw:line>
        <draw:line draw:style-name="gr4" draw:text-style-name="P4" draw:layer="layout" svg:x1="13cm" svg:y1="8cm" svg:x2="13cm" svg:y2="14.5cm">
          <text:p/>
        </draw:line>
        <draw:line draw:style-name="gr4" draw:text-style-name="P4" draw:layer="layout" svg:x1="17cm" svg:y1="8cm" svg:x2="20cm" svg:y2="14.5cm">
          <text:p/>
        </draw:line>
        <draw:frame draw:style-name="gr2" draw:text-style-name="P2" draw:layer="layout" svg:width="4.02cm" svg:height="0.725cm" svg:x="18.5cm" svg:y="10.5cm">
          <draw:text-box>
            <text:p><text:span text:style-name="T1">Domain replication</text:span></text:p>
          </draw:text-box>
        </draw:frame>
        <draw:frame draw:style-name="gr2" draw:text-style-name="P2" draw:layer="layout" svg:width="4.02cm" svg:height="0.725cm" svg:x="13cm" svg:y="10.5cm">
          <draw:text-box>
            <text:p><text:span text:style-name="T1">Domain replication</text:span></text:p>
          </draw:text-box>
        </draw:frame>
        <draw:frame draw:style-name="gr2" draw:text-style-name="P2" draw:layer="layout" svg:width="4.02cm" svg:height="0.725cm" svg:x="6.5cm" svg:y="10.5cm">
          <draw:text-box>
            <text:p><text:span text:style-name="T1">Domain repl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13T11:13:02</meta:creation-date>
    <dc:date>2010-11-19T13:52:56</dc:date>
    <meta:editing-duration>PT00H19M24S</meta:editing-duration>
    <meta:editing-cycles>3</meta:editing-cycles>
    <meta:generator>OpenOffice.org/3.2$Unix OpenOffice.org_project/320m19$Build-9505</meta:generator>
    <meta:document-statistic meta:object-count="22"/>
  </office:meta>
</office:document-meta>
</file>